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aab6" officeooo:paragraph-rsid="0008aab6"/>
    </style:style>
    <style:style style:name="P2" style:family="paragraph" style:parent-style-name="Standard">
      <style:text-properties officeooo:rsid="0008f5a9" officeooo:paragraph-rsid="0008f5a9"/>
    </style:style>
    <style:style style:name="P3" style:family="paragraph" style:parent-style-name="Standard">
      <style:text-properties officeooo:rsid="000a30e2" officeooo:paragraph-rsid="000a30e2"/>
    </style:style>
    <style:style style:name="T1" style:family="text">
      <style:text-properties officeooo:rsid="0008aab6"/>
    </style:style>
    <style:style style:name="T2" style:family="text">
      <style:text-properties officeooo:rsid="0008cbb3"/>
    </style:style>
    <style:style style:name="T3" style:family="text">
      <style:text-properties officeooo:rsid="0008f5a9"/>
    </style:style>
    <style:style style:name="T4" style:family="text">
      <style:text-properties officeooo:rsid="000a30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INTRODUCTION</text:span></text:p>
      <text:p text:style-name="Standard"/>
      <text:p text:style-name="Standard"/>
      <text:p text:style-name="P1">Online spaces have experienced growth in the recent years and the popularity of these networks continues to grow. As the number of users in these spaces increase, there are problems that also arise that the users have to deal with: negativity within the platforms. Such behaviours are associated with the number of followers a user has and how those followers engage on the users posts. <text:span text:style-name="T2">These social network users are always competing with each other in these spaces, each one trying to get the largest amount of following than the other users and trying to maintain a positive community; that is a community with engagement, many likes and low percentage of negative comments on posts they make.</text:span> <text:span text:style-name="T2">This study uses game theory to cast Twitter users as players in a game where a player is trying to achieve an optimal community; that is a community with large following and positive engagement on posts. The purpose of this study is to learn how game theory can be used to predict and suggest strategies for Online spaces. The study defines the game as a variable-sum game because it assumes that all players of the game can be winners, since the users can obtain optimal communities both at the same time, independent of the other players. For example two users in Twitter can both have 100 thousand followers and have positive engagements on their posts at the same time. The study seeks to learn how the following strategies <text:s/>affect the game when made available to the users : *Time the users makes the post</text:span></text:p>
      <text:p text:style-name="P1">* <text:span text:style-name="T3">The type of content the users posts.</text:span></text:p>
      <text:p text:style-name="P2">The game is modeled as a characteristic-function form because this form of game theory modeling analyzes n-person games and shows the minimum value that each player can guarantee for themselves <text:span text:style-name="T4">(\cite)</text:span>, which we will take as the minimum number of likes a user can settle for.</text:p>
      <text:p text:style-name="P3">To be able to fulfill the purpose of this study, data about the users tweets will be used. The study extracts the data from the Twitter API and uses a library called Tweepy and Python to extract certain aspects of interest from the information supplied by the twitter API. Through the API it is possible to extract tweets of users, randomly or through specifying the user wanted, this will enable the study to be able to get the number of likes , retweets and the number of following the user has to help with the analyzing of these users to be able to reach a conclusion that then answers the important question that we seek to answer which is, what strategies should a user to use in order to get an optimal community ? <text:s/>and possibly what is the relationship between a users following and the type of community that user will have or h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2T01:00:55.801748928</meta:creation-date>
    <dc:date>2021-04-22T01:47:50.289452705</dc:date>
    <meta:editing-duration>PT52S</meta:editing-duration>
    <meta:editing-cycles>1</meta:editing-cycles>
    <meta:document-statistic meta:table-count="0" meta:image-count="0" meta:object-count="0" meta:page-count="1" meta:paragraph-count="5" meta:word-count="472" meta:character-count="2674" meta:non-whitespace-character-count="2204"/>
    <meta:generator>LibreOffice/6.0.7.3$Linux_X86_64 LibreOffice_project/00m0$Build-3</meta:generator>
  </office:meta>
</office:document-meta>
</file>